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0.718cm"/>
    </style:style>
    <style:style style:name="co4" style:family="table-column">
      <style:table-column-properties fo:break-before="auto" style:column-width="27.26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style:text-align-source="fix" style:repeat-content="false" fo:border="0.002cm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3" style:family="table-cell" style:parent-style-name="Default">
      <style:table-cell-properties style:rotation-angle="359"/>
    </style:style>
    <style:style style:name="ce4" style:family="table-cell" style:parent-style-name="Default">
      <style:table-cell-properties fo:background-color="#ccccff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b515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d320" style:text-align-source="fix" style:repeat-content="false" style:rotation-angle="90" style:vertical-align="bottom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number-columns-repeated="4" table:default-cell-style-name="ce8"/>
        <table:table-column table:style-name="co4" table:default-cell-style-name="Default"/>
        <table:table-row table:style-name="ro1">
          <table:table-cell table:style-name="Default" table:number-columns-repeated="2"/>
          <table:table-cell table:style-name="ce6" office:value-type="string" table:number-columns-spanned="4" table:number-rows-spanned="1">
            <text:p>permisos</text:p>
          </table:table-cell>
          <table:covered-table-cell table:style-name="ce9"/>
          <table:covered-table-cell table:style-name="ce9"/>
          <table:covered-table-cell table:style-name="ce9"/>
          <table:table-cell/>
        </table:table-row>
        <table:table-row table:style-name="ro2">
          <table:table-cell table:style-name="Default" table:number-columns-repeated="2"/>
          <table:table-cell table:style-name="ce7" office:value-type="string">
            <text:p>admin</text:p>
          </table:table-cell>
          <table:table-cell table:style-name="ce7" office:value-type="string">
            <text:p>responsable de cierre</text:p>
          </table:table-cell>
          <table:table-cell table:style-name="ce7" office:value-type="string">
            <text:p>responsable de tramite</text:p>
          </table:table-cell>
          <table:table-cell table:style-name="ce7" office:value-type="string">
            <text:p>usuario interno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6">
            <text:p>grupos</text:p>
          </table:table-cell>
          <table:table-cell office:value-type="string">
            <text:p>Administrador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Podrá ejecutar las acciones de configuración, y eliminar tramites, pero no podrá realizar acciones operativas si no esta incluido en alguno de los grupos de Departamento.</text:p>
          </table:table-cell>
        </table:table-row>
        <table:table-row table:style-name="ro1">
          <table:covered-table-cell table:style-name="ce2"/>
          <table:table-cell office:value-type="string">
            <text:p>Usuario Externo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s el profesional que realiza el trámite desde fuera de la municipalidad. Este es el Grupo que debe habilitarse para los usuarios que se registran desde afuera.</text:p>
          </table:table-cell>
        </table:table-row>
        <table:table-row table:style-name="ro1">
          <table:covered-table-cell/>
          <table:table-cell office:value-type="string">
            <text:p>Departamento catastro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Usuario interno que realiza las acciones operativas (visados, observaciones, cierre de revisiones, etc) propias del departamento.</text:p>
          </table:table-cell>
        </table:table-row>
        <table:table-row table:style-name="ro1">
          <table:covered-table-cell/>
          <table:table-cell office:value-type="string">
            <text:p>Departamento Desarrollo Urbano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Usuario interno que realiza las acciones operativas (visados, observaciones, cierre de revisiones, etc) propias del departamento.</text:p>
          </table:table-cell>
        </table:table-row>
        <table:table-row table:style-name="ro1">
          <table:covered-table-cell/>
          <table:table-cell office:value-type="string">
            <text:p>Departamento Obras Privadas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Usuario interno que realiza las acciones operativas (visados, observaciones, cierre de revisiones, etc) propias del departamento.</text:p>
          </table:table-cell>
        </table:table-row>
        <table:table-row table:style-name="ro1">
          <table:covered-table-cell/>
          <table:table-cell office:value-type="string">
            <text:p>Pendientes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Usuario interno que puede cargar pendientes extras al tramite, que se imprimirán en los boucher .</text:p>
          </table:table-cell>
        </table:table-row>
        <table:table-row table:style-name="ro1">
          <table:table-cell/>
          <table:table-cell table:style-name="Default"/>
          <table:table-cell table:style-name="ce9" table:number-columns-repeated="4"/>
          <table:table-cell/>
        </table:table-row>
        <table:table-row table:style-name="ro1">
          <table:table-cell/>
          <table:table-cell office:value-type="string">
            <text:p>Super Administrador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iene las credenciales de administrador y es el único que puede editar las opciones de usuario. 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5" office:value-type="string" table:number-columns-spanned="6" table:number-rows-spanned="1">
            <text:p>Nota: el permiso “Responsable de cierre” es un permiso que debe habilitarse para aquel “Usuario Interno” que debe cerrar el trámite en su conjunto. 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18/05/2010</text:date>, <text:time>13:5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ura Melo</meta:initial-creator>
    <meta:creation-date>2010-05-18T10:55:34</meta:creation-date>
    <dc:date>2010-05-18T13:59:05</dc:date>
    <dc:creator>Laura Melo</dc:creator>
    <meta:editing-duration>PT02H15M49S</meta:editing-duration>
    <meta:editing-cycles>1</meta:editing-cycles>
    <meta:document-statistic meta:table-count="3" meta:cell-count="28" meta:object-count="0"/>
    <meta:generator>OpenOffice.org/3.1$Linux OpenOffice.org_project/310m19$Build-9420</meta:generator>
  </office:meta>
</office:document-meta>
</file>